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1"/>
        <table:table-column table:style-name="co3" table:number-columns-repeated="4" table:default-cell-style-name="ce1"/>
        <table:table-row table:style-name="ro1">
          <table:table-cell office:value-type="string" calcext:value-type="string">
            <text:p>Batch size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750" calcext:value-type="float">
            <text:p>75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500" calcext:value-type="float">
            <text:p>2500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float" office:value="7500" calcext:value-type="float">
            <text:p>7500</text:p>
          </table:table-cell>
          <table:table-cell table:style-name="Default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parsing_ns</text:p>
          </table:table-cell>
          <table:table-cell table:style-name="ce1" office:value-type="float" office:value="5748463" calcext:value-type="float">
            <text:p>5,748,463</text:p>
          </table:table-cell>
          <table:table-cell table:style-name="ce1" office:value-type="float" office:value="15690087" calcext:value-type="float">
            <text:p>15,690,087</text:p>
          </table:table-cell>
          <table:table-cell office:value-type="float" office:value="129678498" calcext:value-type="float">
            <text:p>129,678,498</text:p>
          </table:table-cell>
          <table:table-cell office:value-type="float" office:value="241468605" calcext:value-type="float">
            <text:p>241,468,605</text:p>
          </table:table-cell>
          <table:table-cell office:value-type="float" office:value="366500730" calcext:value-type="float">
            <text:p>366,500,730</text:p>
          </table:table-cell>
          <table:table-cell office:value-type="float" office:value="1984326811" calcext:value-type="float">
            <text:p>1,984,326,811</text:p>
          </table:table-cell>
          <table:table-cell office:value-type="float" office:value="8311449537" calcext:value-type="float">
            <text:p>8,311,449,537</text:p>
          </table:table-cell>
          <table:table-cell office:value-type="float" office:value="17741233161" calcext:value-type="float">
            <text:p>17,741,233,161</text:p>
          </table:table-cell>
          <table:table-cell office:value-type="float" office:value="28341345343" calcext:value-type="float">
            <text:p>28,341,345,343</text:p>
          </table:table-cell>
        </table:table-row>
        <table:table-row table:style-name="ro1">
          <table:table-cell office:value-type="string" calcext:value-type="string">
            <text:p>processing_ns</text:p>
          </table:table-cell>
          <table:table-cell table:style-name="ce1" office:value-type="float" office:value="21005627" calcext:value-type="float">
            <text:p>21,005,627</text:p>
          </table:table-cell>
          <table:table-cell table:style-name="ce1" office:value-type="float" office:value="33953638" calcext:value-type="float">
            <text:p>33,953,638</text:p>
          </table:table-cell>
          <table:table-cell office:value-type="float" office:value="175117697" calcext:value-type="float">
            <text:p>175,117,697</text:p>
          </table:table-cell>
          <table:table-cell office:value-type="float" office:value="263852303" calcext:value-type="float">
            <text:p>263,852,303</text:p>
          </table:table-cell>
          <table:table-cell office:value-type="float" office:value="394229434" calcext:value-type="float">
            <text:p>394,229,434</text:p>
          </table:table-cell>
          <table:table-cell office:value-type="float" office:value="1852741297" calcext:value-type="float">
            <text:p>1,852,741,297</text:p>
          </table:table-cell>
          <table:table-cell office:value-type="float" office:value="6572832058" calcext:value-type="float">
            <text:p>6,572,832,058</text:p>
          </table:table-cell>
          <table:table-cell office:value-type="float" office:value="13402023549" calcext:value-type="float">
            <text:p>13,402,023,549</text:p>
          </table:table-cell>
          <table:table-cell office:value-type="float" office:value="23348320204" calcext:value-type="float">
            <text:p>23,348,320,204</text:p>
          </table:table-cell>
        </table:table-row>
        <table:table-row table:style-name="ro1">
          <table:table-cell office:value-type="string" calcext:value-type="string">
            <text:p>encoding_ns</text:p>
          </table:table-cell>
          <table:table-cell table:style-name="ce1" office:value-type="float" office:value="1065" calcext:value-type="float">
            <text:p>1,065</text:p>
          </table:table-cell>
          <table:table-cell table:style-name="ce1" office:value-type="float" office:value="1623" calcext:value-type="float">
            <text:p>1,623</text:p>
          </table:table-cell>
          <table:table-cell office:value-type="float" office:value="2007" calcext:value-type="float">
            <text:p>2,007</text:p>
          </table:table-cell>
          <table:table-cell office:value-type="float" office:value="1767" calcext:value-type="float">
            <text:p>1,767</text:p>
          </table:table-cell>
          <table:table-cell office:value-type="float" office:value="1763" calcext:value-type="float">
            <text:p>1,763</text:p>
          </table:table-cell>
          <table:table-cell office:value-type="float" office:value="3071" calcext:value-type="float">
            <text:p>3,071</text:p>
          </table:table-cell>
          <table:table-cell office:value-type="float" office:value="3235" calcext:value-type="float">
            <text:p>3,235</text:p>
          </table:table-cell>
          <table:table-cell office:value-type="float" office:value="2955" calcext:value-type="float">
            <text:p>2,955</text:p>
          </table:table-cell>
          <table:table-cell office:value-type="float" office:value="4048" calcext:value-type="float">
            <text:p>4,048</text:p>
          </table:table-cell>
        </table:table-row>
        <table:table-row table:style-name="ro1">
          <table:table-cell office:value-type="string" calcext:value-type="string">
            <text:p>assign_timestamp_ns</text:p>
          </table:table-cell>
          <table:table-cell table:style-name="ce1" office:value-type="float" office:value="366423" calcext:value-type="float">
            <text:p>366,423</text:p>
          </table:table-cell>
          <table:table-cell table:style-name="ce1" office:value-type="float" office:value="437008" calcext:value-type="float">
            <text:p>437,008</text:p>
          </table:table-cell>
          <table:table-cell office:value-type="float" office:value="425988" calcext:value-type="float">
            <text:p>425,988</text:p>
          </table:table-cell>
          <table:table-cell office:value-type="float" office:value="432378" calcext:value-type="float">
            <text:p>432,378</text:p>
          </table:table-cell>
          <table:table-cell office:value-type="float" office:value="538173" calcext:value-type="float">
            <text:p>538,173</text:p>
          </table:table-cell>
          <table:table-cell office:value-type="float" office:value="519975" calcext:value-type="float">
            <text:p>519,975</text:p>
          </table:table-cell>
          <table:table-cell office:value-type="float" office:value="398799" calcext:value-type="float">
            <text:p>398,799</text:p>
          </table:table-cell>
          <table:table-cell office:value-type="float" office:value="480348" calcext:value-type="float">
            <text:p>480,348</text:p>
          </table:table-cell>
          <table:table-cell office:value-type="float" office:value="442314" calcext:value-type="float">
            <text:p>442,314</text:p>
          </table:table-cell>
        </table:table-row>
        <table:table-row table:style-name="ro1">
          <table:table-cell office:value-type="string" calcext:value-type="string">
            <text:p>Total time (Go), ms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2" calcext:value-type="float">
            <text:p>52</text:p>
          </table:table-cell>
          <table:table-cell office:value-type="float" office:value="298" calcext:value-type="float">
            <text:p>298</text:p>
          </table:table-cell>
          <table:table-cell office:value-type="float" office:value="529" calcext:value-type="float">
            <text:p>529</text:p>
          </table:table-cell>
          <table:table-cell office:value-type="float" office:value="784" calcext:value-type="float">
            <text:p>784</text:p>
          </table:table-cell>
          <table:table-cell office:value-type="float" office:value="3892" calcext:value-type="float">
            <text:p>3,892</text:p>
          </table:table-cell>
          <table:table-cell office:value-type="float" office:value="15037" calcext:value-type="float">
            <text:p>15,037</text:p>
          </table:table-cell>
          <table:table-cell office:value-type="float" office:value="31313" calcext:value-type="float">
            <text:p>31,313</text:p>
          </table:table-cell>
          <table:table-cell office:value-type="float" office:value="51912" calcext:value-type="float">
            <text:p>51,912</text:p>
          </table:table-cell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Approx. time to insert 1B, h</text:p>
          </table:table-cell>
          <table:table-cell table:style-name="ce1" table:formula="of:=1000000000/[.B1]*[.B6]/3600000" office:value-type="float" office:value="155.555555555556" calcext:value-type="float">
            <text:p>156</text:p>
          </table:table-cell>
          <table:table-cell table:style-name="ce1" table:formula="of:=1000000000/[.C1]*[.C6]/3600000" office:value-type="float" office:value="144.444444444444" calcext:value-type="float">
            <text:p>144</text:p>
          </table:table-cell>
          <table:table-cell table:formula="of:=1000000000/[.D1]*[.D6]/3600000" office:value-type="float" office:value="165.555555555556" calcext:value-type="float">
            <text:p>166</text:p>
          </table:table-cell>
          <table:table-cell table:formula="of:=1000000000/[.E1]*[.E6]/3600000" office:value-type="float" office:value="195.925925925926" calcext:value-type="float">
            <text:p>196</text:p>
          </table:table-cell>
          <table:table-cell table:formula="of:=1000000000/[.F1]*[.F6]/3600000" office:value-type="float" office:value="217.777777777778" calcext:value-type="float">
            <text:p>218</text:p>
          </table:table-cell>
          <table:table-cell table:formula="of:=1000000000/[.G1]*[.G6]/3600000" office:value-type="float" office:value="432.444444444444" calcext:value-type="float">
            <text:p>432</text:p>
          </table:table-cell>
          <table:table-cell table:formula="of:=1000000000/[.H1]*[.H6]/3600000" office:value-type="float" office:value="835.388888888889" calcext:value-type="float">
            <text:p>835</text:p>
          </table:table-cell>
          <table:table-cell table:formula="of:=1000000000/[.I1]*[.I6]/3600000" office:value-type="float" office:value="1159.74074074074" calcext:value-type="float">
            <text:p>1,160</text:p>
          </table:table-cell>
          <table:table-cell table:formula="of:=1000000000/[.J1]*[.J6]/3600000" office:value-type="float" office:value="1442" calcext:value-type="float">
            <text:p>1,442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00:01:14.679292681</meta:creation-date>
    <dc:date>2020-01-14T00:34:12.700310081</dc:date>
    <meta:editing-duration>PT11M26S</meta:editing-duration>
    <meta:editing-cycles>3</meta:editing-cycles>
    <meta:generator>LibreOffice/6.2.8.2$Linux_X86_64 LibreOffice_project/20$Build-2</meta:generator>
    <meta:document-statistic meta:table-count="1" meta:cell-count="70" meta:object-count="0"/>
  </office:meta>
</office:document-meta>
</file>